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17a9b" officeooo:paragraph-rsid="00117a9b"/>
    </style:style>
    <style:style style:name="P2" style:family="paragraph" style:parent-style-name="Standard">
      <style:text-properties officeooo:rsid="00117a9b" officeooo:paragraph-rsid="00117a9b"/>
    </style:style>
    <style:style style:name="P3" style:family="paragraph" style:parent-style-name="Standard">
      <style:text-properties officeooo:rsid="00117a9b" officeooo:paragraph-rsid="00117a9b"/>
    </style:style>
    <style:style style:name="P4" style:family="paragraph" style:parent-style-name="Standard">
      <style:text-properties officeooo:rsid="00117a9b" officeooo:paragraph-rsid="001624f4"/>
    </style:style>
    <style:style style:name="P5" style:family="paragraph" style:parent-style-name="Standard">
      <style:text-properties fo:font-weight="bold" officeooo:rsid="00117a9b" officeooo:paragraph-rsid="001624f4" style:font-weight-asian="bold" style:font-weight-complex="bold"/>
    </style:style>
    <style:style style:name="P6" style:family="paragraph" style:parent-style-name="Text_20_body">
      <style:text-properties officeooo:rsid="00144191" officeooo:paragraph-rsid="00144191"/>
    </style:style>
    <style:style style:name="P7" style:family="paragraph" style:parent-style-name="Text_20_body">
      <style:text-properties officeooo:rsid="00117a9b" officeooo:paragraph-rsid="00117a9b"/>
    </style:style>
    <style:style style:name="P8" style:family="paragraph" style:parent-style-name="Text_20_body">
      <style:text-properties officeooo:rsid="001803b2" officeooo:paragraph-rsid="001803b2"/>
    </style:style>
    <style:style style:name="P9" style:family="paragraph" style:parent-style-name="Text_20_body">
      <style:text-properties officeooo:rsid="0019d11c" officeooo:paragraph-rsid="0019d11c"/>
    </style:style>
    <style:style style:name="P10" style:family="paragraph" style:parent-style-name="Text_20_body">
      <style:text-properties officeooo:rsid="0019e6a1" officeooo:paragraph-rsid="0019e6a1"/>
    </style:style>
    <style:style style:name="P11" style:family="paragraph" style:parent-style-name="Text_20_body">
      <style:text-properties officeooo:rsid="001a9828" officeooo:paragraph-rsid="001a9828"/>
    </style:style>
    <style:style style:name="P12" style:family="paragraph" style:parent-style-name="Text_20_body">
      <style:text-properties officeooo:rsid="001afcaf" officeooo:paragraph-rsid="001afcaf"/>
    </style:style>
    <style:style style:name="P13" style:family="paragraph" style:parent-style-name="Text_20_body">
      <style:text-properties officeooo:paragraph-rsid="001afcaf"/>
    </style:style>
    <style:style style:name="P14" style:family="paragraph" style:parent-style-name="Text_20_body">
      <style:text-properties officeooo:rsid="001c5ece" officeooo:paragraph-rsid="001c5ece"/>
    </style:style>
    <style:style style:name="P15" style:family="paragraph" style:parent-style-name="Heading_20_1">
      <style:text-properties officeooo:rsid="00144191" officeooo:paragraph-rsid="00144191"/>
    </style:style>
    <style:style style:name="P16" style:family="paragraph" style:parent-style-name="Heading_20_2">
      <style:text-properties officeooo:rsid="0019e6a1" officeooo:paragraph-rsid="0019e6a1"/>
    </style:style>
    <style:style style:name="P17" style:family="paragraph" style:parent-style-name="Heading_20_2">
      <style:text-properties officeooo:rsid="001a9828" officeooo:paragraph-rsid="001a9828"/>
    </style:style>
    <style:style style:name="P18" style:family="paragraph" style:parent-style-name="Heading_20_2">
      <style:text-properties officeooo:rsid="001afcaf" officeooo:paragraph-rsid="001afcaf"/>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44191"/>
    </style:style>
    <style:style style:name="T2" style:family="text">
      <style:text-properties officeooo:rsid="001624f4"/>
    </style:style>
    <style:style style:name="T3" style:family="text">
      <style:text-properties fo:font-weight="bold" style:font-weight-asian="bold" style:font-weight-complex="bold"/>
    </style:style>
    <style:style style:name="T4" style:family="text">
      <style:text-properties fo:font-weight="bold" officeooo:rsid="001a9828" style:font-weight-asian="bold" style:font-weight-complex="bold"/>
    </style:style>
    <style:style style:name="T5" style:family="text">
      <style:text-properties fo:font-weight="normal" officeooo:rsid="001624f4" style:font-weight-asian="normal" style:font-weight-complex="normal"/>
    </style:style>
    <style:style style:name="T6" style:family="text">
      <style:text-properties officeooo:rsid="001803b2"/>
    </style:style>
    <style:style style:name="T7" style:family="text">
      <style:text-properties officeooo:rsid="0019d11c"/>
    </style:style>
    <style:style style:name="T8" style:family="text">
      <style:text-properties officeooo:rsid="0019e6a1"/>
    </style:style>
    <style:style style:name="T9" style:family="text">
      <style:text-properties officeooo:rsid="001afcaf"/>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c5ece" style:font-style-asian="normal" style:font-style-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PWide Manual</text:p>
      <text:p text:style-name="P6"/>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194_210372425" text:style-name="Index_20_Link" text:visited-style-name="Index_20_Link">1. Introduction<text:tab/>1</text:a></text:p>
          <text:p text:style-name="P19"><text:a xlink:type="simple" xlink:href="#__RefHeading__187_210372425" text:style-name="Index_20_Link" text:visited-style-name="Index_20_Link">2. Compiling MPWide<text:tab/>1</text:a></text:p>
          <text:p text:style-name="P20"><text:a xlink:type="simple" xlink:href="#__RefHeading__189_210372425" text:style-name="Index_20_Link" text:visited-style-name="Index_20_Link">2.1 Compiling MPWide on Unix-based systems<text:tab/>1</text:a></text:p>
          <text:p text:style-name="P20"><text:a xlink:type="simple" xlink:href="#__RefHeading__191_210372425" text:style-name="Index_20_Link" text:visited-style-name="Index_20_Link">2.2 Compiling MPWide on Mac OSX-based systems<text:tab/>1</text:a></text:p>
          <text:p text:style-name="P19"><text:a xlink:type="simple" xlink:href="#__RefHeading__196_210372425" text:style-name="Index_20_Link" text:visited-style-name="Index_20_Link">3 Testing the main message passing functionalities of MPWide<text:tab/>2</text:a></text:p>
          <text:p text:style-name="P20"><text:a xlink:type="simple" xlink:href="#__RefHeading__204_210372425" text:style-name="Index_20_Link" text:visited-style-name="Index_20_Link">3.1 Testing the performance of MPWide<text:tab/>2</text:a></text:p>
          <text:p text:style-name="P19"><text:a xlink:type="simple" xlink:href="#__RefHeading__198_210372425" text:style-name="Index_20_Link" text:visited-style-name="Index_20_Link">4 Using MPWide in your application<text:tab/>3</text:a></text:p>
          <text:p text:style-name="P19"><text:a xlink:type="simple" xlink:href="#__RefHeading__200_210372425" text:style-name="Index_20_Link" text:visited-style-name="Index_20_Link">5 Data transfers with MPWide<text:tab/>3</text:a></text:p>
          <text:p text:style-name="P20"><text:a xlink:type="simple" xlink:href="#__RefHeading__206_210372425" text:style-name="Index_20_Link" text:visited-style-name="Index_20_Link">5.1 Troubleshooting problems with mpw-cp<text:tab/>3</text:a></text:p>
          <text:p text:style-name="P19"><text:a xlink:type="simple" xlink:href="#__RefHeading__202_210372425" text:style-name="Index_20_Link" text:visited-style-name="Index_20_Link">6 Setting up and using the MPWide Python interface<text:tab/>4</text:a></text:p>
        </text:index-body>
      </text:table-of-content>
      <text:p text:style-name="P6"/>
      <text:h text:style-name="P15" text:outline-level="1"><text:bookmark-start text:name="__RefHeading__194_210372425"/>1. Introduction<text:bookmark-end text:name="__RefHeading__194_210372425"/></text:h>
      <text:p text:style-name="P6"><text:span text:style-name="T1">T</text:span>his manual briefly describes how to install and use MPWide.</text:p>
      <text:h text:style-name="Heading_20_1" text:outline-level="1"><text:bookmark-start text:name="__RefHeading__187_210372425"/><text:span text:style-name="T1">2. </text:span>Compiling MPWide<text:bookmark-end text:name="__RefHeading__187_210372425"/></text:h>
      <text:h text:style-name="Heading_20_2" text:outline-level="2"><text:bookmark-start text:name="__RefHeading__189_210372425"/><text:span text:style-name="T1">2.1 </text:span>Compiling MPWide on Unix-based systems<text:bookmark-end text:name="__RefHeading__189_210372425"/></text:h>
      <text:p text:style-name="P2"/>
      <text:p text:style-name="P2">On most Unix-based systems, most of MPWide can be compiled simply by typing:</text:p>
      <text:p text:style-name="P2"/>
      <text:p text:style-name="P2">make</text:p>
      <text:p text:style-name="P2"/>
      <text:p text:style-name="P2">in the root MPWide directory. This command compiles the following programs <text:span text:style-name="T6">in the same directory</text:span>:</text:p>
      <text:p text:style-name="P2"/>
      <text:p text:style-name="P2"><text:span text:style-name="T3">MPWUnitTests</text:span> – <text:span text:style-name="T2">unit tests that can be run locally to verify the MPWide installation.</text:span></text:p>
      <text:p text:style-name="P2"><text:span text:style-name="T3">MPWTestConcurrent</text:span> – <text:span text:style-name="T2">functional test which tests blocking and non-blocking communications locally between two threads.</text:span></text:p>
      <text:p text:style-name="P5">MPWTest – <text:span text:style-name="T5">performance test which is started on two machines, and performs a ping-pong test.</text:span></text:p>
      <text:p text:style-name="P2"><text:span text:style-name="T3">MPWForwarder</text:span> – <text:span text:style-name="T2">MPWide message forwarding demon.</text:span></text:p>
      <text:p text:style-name="P2">MPWFileCopy – <text:span text:style-name="T2">low-level binary used by the mpw-cp script (it is not used directly).</text:span></text:p>
      <text:p text:style-name="P4">MPWDataGather – <text:span text:style-name="T2">largely untested client for synchronizing directories in real time.</text:span></text:p>
      <text:p text:style-name="P2"><text:span text:style-name="T3">libMPW.a, libMPW.</text:span><text:span text:style-name="T4">so OR libMPW.dylib</text:span> – <text:span text:style-name="T2">The MPWide libraries to link against.</text:span></text:p>
      <text:p text:style-name="P2"/>
      <text:h text:style-name="Heading_20_2" text:outline-level="2"><text:bookmark-start text:name="__RefHeading__191_210372425"/><text:span text:style-name="T1">2.2 </text:span>Compiling MPWide on Mac OSX-based systems<text:bookmark-end text:name="__RefHeading__191_210372425"/></text:h>
      <text:p text:style-name="P1">To install MPWide on MacOSX, you need to make one modification in the Makefile.</text:p>
      <text:p text:style-name="P1">Change the section:</text:p>
      <text:p text:style-name="P1"/>
      <text:p text:style-name="Preformatted_20_Text"><text:soft-page-break/># OS X</text:p>
      <text:p text:style-name="Preformatted_20_Text">#SO_EXT = dylib</text:p>
      <text:p text:style-name="Preformatted_20_Text">#SHARED_LINK_FLAGS = -dynamiclib</text:p>
      <text:p text:style-name="Preformatted_20_Text"/>
      <text:p text:style-name="Preformatted_20_Text"># Linux</text:p>
      <text:p text:style-name="Preformatted_20_Text">SO_EXT = so</text:p>
      <text:p text:style-name="Preformatted_20_Text">SHARED_LINK_FLAGS = -shared</text:p>
      <text:p text:style-name="P1"/>
      <text:p text:style-name="P1">To:</text:p>
      <text:p text:style-name="P1"/>
      <text:p text:style-name="Preformatted_20_Text"># OS X</text:p>
      <text:p text:style-name="Preformatted_20_Text">SO_EXT = dylib</text:p>
      <text:p text:style-name="Preformatted_20_Text">SHARED_LINK_FLAGS = -dynamiclib</text:p>
      <text:p text:style-name="Preformatted_20_Text"/>
      <text:p text:style-name="Preformatted_20_Text"># Linux</text:p>
      <text:p text:style-name="Preformatted_20_Text">#SO_EXT = so</text:p>
      <text:p text:style-name="Preformatted_20_Text">#SHARED_LINK_FLAGS = -shared</text:p>
      <text:p text:style-name="P1"/>
      <text:p text:style-name="P1">Once you have done this, feel free to proceed with the installation instructions, as they are given above for any Unix-based system.</text:p>
      <text:h text:style-name="P15" text:outline-level="1"><text:bookmark-start text:name="__RefHeading__196_210372425"/>3 Testing the main message passing functionalities of MPWide<text:bookmark-end text:name="__RefHeading__196_210372425"/></text:h>
      <text:p text:style-name="P8">This MPWide distribution comes with three tests: <text:span text:style-name="T3">MPWUnitTests</text:span>, <text:span text:style-name="T3">MPWTestConcurrent</text:span> and <text:span text:style-name="T3">MPWTest</text:span>. MPWUnitTests and MPWTestConcurrent are intended to verify the correctness of your MPWide installation, while MPWTest is intended to allow performance and connection tests between multiple machines.</text:p>
      <text:p text:style-name="P8">The unit tests are run by simply typing:</text:p>
      <text:p text:style-name="Preformatted_20_Text">./MPWUnitTests</text:p>
      <text:p text:style-name="P8"/>
      <text:p text:style-name="P8">These tests verify a number of low-level functions, ensuring that they do not crash and return expected values. If run correctly, this test suite will give the following output at the end:</text:p>
      <text:p text:style-name="Preformatted_20_Text">"Unit tests completed. Number of failed tests: 0</text:p>
      <text:p text:style-name="Preformatted_20_Text">Please also run MPW_Functionaltests to more completely test MPWide."</text:p>
      <text:p text:style-name="Text_20_body"/>
      <text:p text:style-name="P8">The functional tests are run by typing:</text:p>
      <text:p text:style-name="Preformatted_20_Text">./<text:span text:style-name="T7">MPWTestConcurrent</text:span></text:p>
      <text:p text:style-name="P10"><text:span text:style-name="T7">I</text:span>f run correctly, this test suite will give the following output at the end:</text:p>
      <text:p text:style-name="Preformatted_20_Text">"MPWTestConcurrent completed successfully."</text:p>
      <text:h text:style-name="P16" text:outline-level="2"><text:bookmark-start text:name="__RefHeading__204_210372425"/>3.1 Testing the performance of MPWide<text:bookmark-end text:name="__RefHeading__204_210372425"/></text:h>
      <text:p text:style-name="P9">You can also test the connectivity and performance between machines. Obviously, for this test you need to have two machines available, each of which has an MPWide installation of the same version. Once MPWide has been set up on both machines, you can do a performance test by typing:</text:p>
      <text:p text:style-name="P9">First, on machine #1:</text:p>
      <text:p text:style-name="Preformatted_20_Text">./MPWTest 1 0.0.0.0</text:p>
      <text:p text:style-name="P9"/>
      <text:p text:style-name="P9">And then, on machine #2:</text:p>
      <text:p text:style-name="Preformatted_20_Text"><text:soft-page-break/>./MPWTest 0 &lt;ip address or hostname of machine #1&gt;</text:p>
      <text:p text:style-name="Text_20_body"/>
      <text:p text:style-name="P9">MPWide will attempt to establish a connection and then try to transfer a message back and forth between the machines 20 times in total. By default MPWide uses a single stream and an 8<text:span text:style-name="T8">k</text:span>B message size, but these settings can be adjusted by changing the command examples above. In fact the full sytax is:</text:p>
      <text:p text:style-name="Preformatted_20_Text">./MPWTest &lt;act_as_server?&gt; &lt;hostname or ip address of other endpoint&gt; &lt;<text:span text:style-name="T8">number of streams</text:span> (default: 1)&gt; &lt;<text:span text:style-name="T8">message</text:span> <text:span text:style-name="T8">size in kilobytes</text:span> (default: 8 kB))&gt;</text:p>
      <text:p text:style-name="Text_20_body"/>
      <text:p text:style-name="P10">We recommend using 1 stream for performance tests over a local area network, and at least 64 streams for tests over a wide area network. The message size can be set to any size that fits well into the machine's physical memory (we usually use message sizes of 1GB or less).</text:p>
      <text:h text:style-name="P15" text:outline-level="1"><text:bookmark-start text:name="__RefHeading__198_210372425"/>4 Using MPWide in your application<text:bookmark-end text:name="__RefHeading__198_210372425"/></text:h>
      <text:p text:style-name="P11">A documented example of how to use MPWide in a C++ code can be found in tests/Test.cpp. Here we will describe how to use several key functionalities in MPWide:</text:p>
      <text:h text:style-name="P17" text:outline-level="2">4.1 Including MPWide.h and linking to MPWide</text:h>
      <text:p text:style-name="P11">The main interface file of MPWide is MPWide.h. <text:span text:style-name="T9">You can include it by typing:</text:span></text:p>
      <text:p text:style-name="Preformatted_20_Text">#include "MPWide.h"</text:p>
      <text:p text:style-name="P12"/>
      <text:p text:style-name="P12">provided that the MPWide main directory is in your include path. The libraries required to link your MPWide program are in the same directory, so make sure that you somehow include that directory in the library paths of your application (e.g., by using the compiler flag "-L" or by adding it to your LD_LIBRARY_PATH).</text:p>
      <text:h text:style-name="P18" text:outline-level="2">4.2 Initializing MPWide</text:h>
      <text:p text:style-name="P12">In earlier versions of MPWide, users were required to use the MPW_Init() function. However, this is no longer necessary, and users can freely create and destroy paths without using MPW_Init().</text:p>
      <text:h text:style-name="P18" text:outline-level="2">4.3 Creating and destroying MPWide paths</text:h>
      <text:p text:style-name="P12">MPWide paths are connections that MPWide aims to establish and use between different machines. Paths can also be connected to a different instance of MPWide on the same machine, and we usually do this for testing purposes. One path can consists of multiple <text:span text:style-name="T10">TCP streams</text:span><text:span text:style-name="T11">, to allow superior communication performance.</text:span></text:p>
      <text:p text:style-name="P12">Creating path is best done in two steps. The first step is to create the data structure that holds the administrative information. This is done using the function <text:span text:style-name="T10">MPW_CreatePathWithoutConnect()</text:span>. This function returns an identifier for the path, and takes three arguments: a string containing the host name of the other end point (or "0.0.0.0" if it will act as a listening server connection), a base post number that it will use, and an integer which passes the number of TCP streams that MPWide needs to establish in this path. The full function signature is:</text:p>
      <text:p text:style-name="Preformatted_20_Text">int MPW_CreatePathWithoutConnect(string host, int server_side_base_port, int streams_in_path);</text:p>
      <text:p text:style-name="P12"/>
      <text:p text:style-name="P12">and an example, creating 4 streams starting from port 16256 which intends to connect to the machine my.test.ac.uk is:</text:p>
      <text:p text:style-name="Preformatted_20_Text"><text:soft-page-break/>int path_id = MPW_CreatePathWithoutConnect("my.test.ac.uk", 16256, 4);</text:p>
      <text:p text:style-name="Text_20_body"/>
      <text:p text:style-name="P12">The second step is to actually connect the path to the other machine, or to start listening for incoming connections in the case that the path is meant to act in a server role. This is done using <text:span text:style-name="T10">MPW_ConnectPath()</text:span>. This function has two argument, which is the identifier returned by <text:span text:style-name="T10">MPW_CreatePathWithoutConnect()</text:span><text:span text:style-name="T11">, and a boolean that should be set to 'true' if the function is to act as a server and listen to incoming connections when it is unable to connect as a client itself. The full function signature is:</text:span></text:p>
      <text:p text:style-name="Preformatted_20_Text"><text:span text:style-name="T11">int MPW_ConnectPath(int path_id, bool server_wait);</text:span></text:p>
      <text:p text:style-name="P12"><text:span text:style-name="T11"/></text:p>
      <text:p text:style-name="P12"><text:span text:style-name="T11">And an example of </text:span><text:span text:style-name="T12">its </text:span><text:span text:style-name="T11">use </text:span><text:span text:style-name="T12">(relying on the previous declared and initialized variable path_id)</text:span><text:span text:style-name="T11"> is:</text:span></text:p>
      <text:p text:style-name="Preformatted_20_Text"><text:span text:style-name="T11">int status <text:s/>= MPW_ConnectPath(path_id, true);</text:span></text:p>
      <text:p text:style-name="P12"/>
      <text:p text:style-name="P14">Paths can be easily destroyed by using <text:span text:style-name="T10">MPW_DestroyPath()</text:span>. This function requires only one argument, namely the identifier of the path to destroy. In our case, we would therefore use:</text:p>
      <text:p text:style-name="Preformatted_20_Text">int status = MPW_DestroyPath(path_id);</text:p>
      <text:h text:style-name="P18" text:outline-level="2">4.4 Exchanging data using the MPWide paths.</text:h>
      <text:p text:style-name="P13"><text:span text:style-name="T9"/></text:p>
      <text:h text:style-name="P15" text:outline-level="1"><text:bookmark-start text:name="__RefHeading__200_210372425"/>5 Data transfers with MPWide<text:bookmark-end text:name="__RefHeading__200_210372425"/></text:h>
      <text:p text:style-name="P9">1. install MPWide in the $HOME/.mpwide directory on each endpoint machine.</text:p>
      <text:p text:style-name="P9">2. run mpw-cp to copy the file. Here is an example syntax for local cluster use with Gigabit Ethernet. Here MPWide is configured with 4 streams, pacing at 500 MB/s each and a tcp buffer of 256 kilobytes.:</text:p>
      <text:p text:style-name="P9"><text:s text:c="2"/>./mpw-cp machine-a:/home/you/yourfile him@machine-b:/home/him/yourfileinhishome 4 500 256</text:p>
      <text:p text:style-name="P9"/>
      <text:p text:style-name="P9">The full syntax of the command is:</text:p>
      <text:p text:style-name="P9">./mpw-cp &lt;source host&gt;:&lt;source file or dir&gt; &lt;destination host&gt;:&lt;destination file or dir&gt; &lt;number of streams&gt; &lt;pacing rate in MB&gt; &lt;tcp buffer in kB&gt;</text:p>
      <text:p text:style-name="P9"/>
      <text:p text:style-name="P9">By default MPWide will place the server on the destination host. However, version 1.2 now supports a REVERSE mode, where the server is placed on the source host. This can help in bypassing tricky firewalls.</text:p>
      <text:p text:style-name="P9">The full syntax for REVERSE mode is:</text:p>
      <text:p text:style-name="P9">./mpw-cp s:&lt;source host&gt;:&lt;source file or dir&gt; &lt;destination host&gt;:&lt;destination file or dir&gt; &lt;number of streams&gt; &lt;pacing rate in MB&gt; &lt;tcp buffer in kB&gt;</text:p>
      <text:h text:style-name="P17" text:outline-level="2"><text:bookmark-start text:name="__RefHeading__206_210372425"/>5.1 Troubleshooting problems with mpw-cp<text:bookmark-end text:name="__RefHeading__206_210372425"/></text:h>
      <text:p text:style-name="P11"/>
      <text:p text:style-name="P11"><text:span text:style-name="T3">SYMPTOM:</text:span> mpw-cp connects properly, but seems to hang, as no receiving file is created.</text:p>
      <text:p text:style-name="P11"><text:span text:style-name="T3">POSSIBLE CAUSE:</text:span> This may not be an actual problem, as MPWide retains all data in memory until the transfer of the file is</text:p>
      <text:p text:style-name="P11"><text:soft-page-break/>completed. If the file is large, the network slow or MPWide poorly configured, it might take a while.</text:p>
      <text:p text:style-name="P11"><text:span text:style-name="T3">POSSIBLE SOLUTION 1: </text:span>Wait for a few minutes, or try transferring a smaller file first to get an accurate picture of the achieved bandwidth.</text:p>
      <text:p text:style-name="P11"/>
      <text:p text:style-name="P11"><text:span text:style-name="T3">SYMPTOM:</text:span> mpw-cp hangs, the output mentions something like:</text:p>
      <text:p text:style-name="P11">"[X] Trying to bind as server at &lt;Y&gt;. Result = 1"</text:p>
      <text:p text:style-name="P11"><text:span text:style-name="T3">POSSIBLE CAUSE:</text:span> The firewall on the server side is blocking the incoming connections that MPWide tries to establish.</text:p>
      <text:p text:style-name="P11"><text:span text:style-name="T3">POSSIBLE SOLUTION 1:</text:span> Run mpw-cp in REVERSE mode (or in normal mode if you are currently using REVERSE mode).</text:p>
      <text:p text:style-name="P11"><text:span text:style-name="T3">POSSIBLE SOLUTION 2:</text:span> Ask your local administrator to open a range of ports in your firewall. Make sure the range is at least twice the number of streams you wish to use for your transfers.</text:p>
      <text:p text:style-name="P11"><text:span text:style-name="T3">POSSIBLE SOLUTION 3:</text:span> Change the value of baseport on line 130 in mpw-cp.cpp and recompile on both endpoints. This will change the port range used by mpw-cp.cpp.</text:p>
      <text:p text:style-name="P11"/>
      <text:p text:style-name="P11"><text:span text:style-name="T3">SYMPTOM: </text:span>mpw-cp connects properly, but then hangs for a long time.</text:p>
      <text:p text:style-name="P11"><text:span text:style-name="T3">POSSIBLE CAUSE: </text:span>Unknown, I have only encountered this once. Could be a platform-specific issue or a MPWide bug.</text:p>
      <text:p text:style-name="P11"><text:span text:style-name="T3">POSSIBLE SOLUTION 1: </text:span>Run mpw-cp on the other end-point node.</text:p>
      <text:h text:style-name="P15" text:outline-level="1"><text:bookmark-start text:name="__RefHeading__202_210372425"/><text:span text:style-name="T1">6 </text:span>Setting up and using the MPWide Python interface<text:bookmark-end text:name="__RefHeading__202_21037242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4</meta:editing-cycles>
    <meta:generator>LibreOffice/4.1.1.2$Linux_X86_64 LibreOffice_project/410m0$Build-2</meta:generator>
    <dc:date>2013-10-10T17:51:14.211234350</dc:date>
    <meta:document-statistic meta:table-count="0" meta:image-count="0" meta:object-count="0" meta:page-count="5" meta:paragraph-count="108" meta:word-count="1498" meta:character-count="9276" meta:non-whitespace-character-count="7876"/>
    <meta:user-defined meta:name="Info 1"/>
    <meta:user-defined meta:name="Info 2"/>
    <meta:user-defined meta:name="Info 3"/>
    <meta:user-defined meta:name="Info 4"/>
  </office:meta>
</office:document-meta>
</file>